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Title">
      <style:paragraph-properties fo:line-height="115%" style:writing-mode="lr-tb"/>
      <style:text-properties fo:font-size="14pt" style:font-size-asian="14pt" style:font-size-complex="14pt"/>
    </style:style>
    <style:style style:name="P3" style:family="paragraph" style:parent-style-name="Standard" style:list-style-name="LS1">
      <style:paragraph-properties loext:contextual-spacing="false" fo:margin-top="0cm" fo:margin-bottom="0cm" fo:line-height="115%" fo:break-before="auto" fo:break-after="auto" style:writing-mode="lr-tb"/>
    </style:style>
    <style:style style:name="P4" style:family="paragraph" style:parent-style-name="Standard" style:list-style-name="LS1">
      <style:paragraph-properties loext:contextual-spacing="false" fo:margin-top="0cm" fo:margin-bottom="0cm" fo:line-height="115%" fo:break-before="auto" fo:break-after="auto" style:writing-mode="lr-tb"/>
    </style:style>
    <style:style style:name="P5" style:family="paragraph" style:parent-style-name="Standard" style:list-style-name="LS1">
      <style:paragraph-properties loext:contextual-spacing="false" fo:margin-top="0cm" fo:margin-bottom="0cm"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S1">
      <style:paragraph-properties loext:contextual-spacing="false" fo:margin-top="0cm" fo:margin-bottom="0cm"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S1">
      <style:paragraph-properties loext:contextual-spacing="false" fo:margin-top="0cm" fo:margin-bottom="0cm"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S1">
      <style:paragraph-properties loext:contextual-spacing="false" fo:margin-top="0cm" fo:margin-bottom="0cm" fo:line-height="115%" style:writing-mode="lr-tb"/>
    </style:style>
    <style:style style:name="P9" style:family="paragraph" style:parent-style-name="Standard">
      <style:paragraph-properties loext:contextual-spacing="false" fo:margin-top="0cm" fo:margin-bottom="0cm" fo:line-height="115%" style:writing-mode="lr-tb"/>
    </style:style>
    <style:style style:name="P10" style:family="paragraph" style:parent-style-name="Standard" style:list-style-name="LS1">
      <style:paragraph-properties loext:contextual-spacing="false" fo:margin-top="0cm" fo:margin-bottom="0cm" fo:line-height="115%" style:writing-mode="lr-tb"/>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loext:contextual-spacing="false" fo:margin-top="0cm" fo:margin-bottom="0cm" fo:line-height="115%" style:writing-mode="lr-tb"/>
      <style:text-properties fo:font-weight="normal" style:font-weight-asian="normal" style:font-weight-complex="normal"/>
    </style:style>
    <style:style style:name="P12" style:family="paragraph" style:parent-style-name="Standard">
      <style:paragraph-properties loext:contextual-spacing="false" fo:margin-top="0cm" fo:margin-bottom="0cm" fo:line-height="115%" style:writing-mode="lr-tb"/>
      <style:text-properties style:text-underline-style="none" fo:font-weight="normal" style:font-weight-asian="normal" style:font-weight-complex="normal"/>
    </style:style>
    <style:style style:name="P13" style:family="paragraph" style:parent-style-name="Standard">
      <style:paragraph-properties loext:contextual-spacing="false" fo:margin-top="0cm" fo:margin-bottom="0cm" fo:line-height="115%" fo:text-align="start" style:justify-single-word="false" style:writing-mode="lr-tb"/>
      <style:text-properties style:text-underline-style="none" fo:font-weight="normal" style:font-weight-asian="normal" style:font-weight-complex="normal"/>
    </style:style>
    <style:style style:name="P14" style:family="paragraph" style:parent-style-name="Standard">
      <style:paragraph-properties loext:contextual-spacing="false" fo:margin-top="0cm" fo:margin-bottom="0cm" fo:line-height="115%" style:writing-mode="lr-tb"/>
      <style:text-properties style:text-underline-style="none" fo:font-weight="normal" style:font-weight-asian="normal" style:font-weight-complex="normal"/>
    </style:style>
    <style:style style:name="P15" style:family="paragraph" style:parent-style-name="Standard">
      <style:paragraph-properties loext:contextual-spacing="false" fo:margin-top="0cm" fo:margin-bottom="0cm" fo:line-height="115%" style:writing-mode="lr-tb"/>
      <style:text-properties style:text-underline-style="none" fo:font-weight="normal" style:font-weight-asian="normal" style:font-weight-complex="normal"/>
    </style:style>
    <style:style style:name="P16" style:family="paragraph" style:parent-style-name="Standard">
      <style:paragraph-properties loext:contextual-spacing="false" fo:margin-top="0cm" fo:margin-bottom="0cm" fo:line-height="115%" style:writing-mode="lr-tb"/>
      <style:text-properties style:text-underline-style="none" fo:font-weight="normal" style:font-weight-asian="normal" style:font-weight-complex="normal"/>
    </style:style>
    <style:style style:name="P17" style:family="paragraph" style:parent-style-name="Standard">
      <style:paragraph-properties loext:contextual-spacing="false" fo:margin-top="0cm" fo:margin-bottom="0cm" fo:line-height="115%" style:writing-mode="lr-tb"/>
      <style:text-properties style:text-underline-style="none" fo:font-weight="normal" style:font-weight-asian="normal" style:font-weight-complex="normal"/>
    </style:style>
    <style:style style:name="P18" style:family="paragraph" style:parent-style-name="Standard">
      <style:paragraph-properties fo:line-height="115%" fo:break-before="auto" fo:break-after="auto" style:writing-mode="lr-tb"/>
    </style:style>
    <style:style style:name="P19" style:family="paragraph" style:parent-style-name="Title" style:master-page-name="Standard">
      <style:paragraph-properties fo:line-height="115%" style:page-number="auto" fo:break-before="auto" fo:break-after="auto"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fr1"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h.hupheq32e58e"/>Examen Symfony 3</text:p>
      <text:p text:style-name="P2"><text:bookmark text:name="h.q1gh7tt4hbyk"/>Répondez à ces questions, sans utiliser internet ni le support de cours.</text:p>
      <text:p text:style-name="P1">Aymeric GEURY</text:p>
      <text:list xml:id="list334668891896562647" text:style-name="LS1">
        <text:list-item>
          <text:p text:style-name="P3"><text:span text:style-name="T2">Qu’est ce que Symfony ?</text:span></text:p>
        </text:list-item>
      </text:list>
      <text:p text:style-name="P12">Symfony est un framework php, un framework est un cadre de travail qui permet au développeur d'avoir une meilleure productivité car le framework apporte les fondations et l'architecture du projet.</text:p>
      <text:list xml:id="list30514225" text:continue-numbering="true" text:style-name="LS1">
        <text:list-item>
          <text:p text:style-name="P3"><text:span text:style-name="T2">A quoi sert le dossier web ?</text:span></text:p>
        </text:list-item>
      </text:list>
      <text:p text:style-name="P13">Le fichier web est celui où l'on met tout ce que l'on veut rendre disponible au visiteur, les images, fichier css, js.</text:p>
      <text:p text:style-name="P13"/>
      <text:list xml:id="list30514670" text:continue-numbering="true" text:style-name="LS1">
        <text:list-item>
          <text:p text:style-name="P5">A quoi sert le fichier appKernel.php ?</text:p>
        </text:list-item>
      </text:list>
      <text:p text:style-name="P12">Le appKernel.php est l'endroit où l'on liste l'entiéreté de nos bundles.</text:p>
      <text:p text:style-name="P12"/>
      <text:list xml:id="list30522025" text:continue-numbering="true" text:style-name="LS1">
        <text:list-item>
          <text:p text:style-name="P5">Qu’est ce qu’un bundle ?</text:p>
        </text:list-item>
      </text:list>
      <text:p text:style-name="P12">Un bundle est une brique de l'application, il rassemble tout ce qui a une même fonction, cela permet de réutiliser un bundle d'un plusieurs applications si on a besoin d'une même fonction précise, exemple un bundle pour qui gère les mails.</text:p>
      <text:p text:style-name="P12"/>
      <text:list xml:id="list30511004" text:continue-numbering="true" text:style-name="LS1">
        <text:list-item>
          <text:p text:style-name="P3"><text:span text:style-name="T2">Qu’est ce que Twig ? </text:span></text:p>
        </text:list-item>
      </text:list>
      <text:p text:style-name="P11"><text:span text:style-name="T3">C'est un template, il permet d'afficher les pages webs de façon dynamique sans utiliser de php, ce qui permet facilement à une personne qui ne connait pas le php de pouvoir venir modifier l'affichage d'une page</text:span></text:p>
      <text:p text:style-name="P11"><text:span text:style-name="T1"/></text:p>
      <text:list xml:id="list30514320" text:continue-numbering="true" text:style-name="LS1">
        <text:list-item>
          <text:p text:style-name="P5">Dans Twig, quelle est la différence entre {{}} et {%%}?</text:p>
        </text:list-item>
      </text:list>
      <text:p text:style-name="P12">{{}}: permet simplement d'afficher quelques choses sur la page web.</text:p>
      <text:p text:style-name="P12">{%%}: permet d'ajouter une fonction à un fichier exemple {%extends... %}</text:p>
      <text:p text:style-name="P12"/>
      <text:list xml:id="list30501569" text:continue-numbering="true" text:style-name="LS1">
        <text:list-item>
          <text:p text:style-name="P8"><text:span text:style-name="T2">Quel est l’intérêt d’utiliser les techniques d’héritage dans Twig ? </text:span></text:p>
        </text:list-item>
      </text:list>
      <text:p text:style-name="P12">Il permet de ne pas réécrire plusieurs fois la même chose dans son code, on crée par exemple un premier Twig qui affichera ce qui est header, footer de la page, ensuite on crée un deuxième Twig qui se sert du premier car on aura extend le premier au deuxième, dans ce deuxième on ajoute le contenu de notre page qui est lui différent à chaque page. On peut bien sûr faire cela sur trois niveaux si le site le permet et on aura donc un triple héritage, si par exemple on a deux pages qui ont une partie avec un contenu similaire mais une troisième qui ne se sert que deux header et du footer, on créera une Twig pour les deux pages avec les contenus similaires de ces deux pages pour ne l'écrire qu'une fois.</text:p>
      <text:p text:style-name="P12"><text:soft-page-break/></text:p>
      <text:p text:style-name="P12"/>
      <text:p text:style-name="P12"/>
      <text:list xml:id="list30513075" text:continue-numbering="true" text:style-name="LS1">
        <text:list-item>
          <text:p text:style-name="P3"><text:span text:style-name="T2">Qu’est ce que le router ?</text:span> <text:s/></text:p>
        </text:list-item>
      </text:list>
      <text:p text:style-name="P9">Le router est ce qui fait le lien entre le Kernel et le choix de la route qui sera faite pour envoyer une réponse, le routeur va intérroger chaque route une à une en fonction de la reqûete qu'il a reçu et il s'arrêtera à la première route qui correspond à ce dont il a besoin.</text:p>
      <text:p text:style-name="P9"/>
      <text:list xml:id="list30516795" text:continue-numbering="true" text:style-name="LS1">
        <text:list-item>
          <text:p text:style-name="P5">Ecrivez une route, qui doit recevoir un paramètre page qui par défaut vaut 1 et qui doit être un nombre positif. </text:p>
        </text:list-item>
      </text:list>
      <text:p text:style-name="P12">path: “index/{id}”</text:p>
      <text:p text:style-name="P12">default: (_controler:Nomdubundle:vue:)</text:p>
      <text:p text:style-name="P12"><text:tab/>id=1;</text:p>
      <text:p text:style-name="P12">requirements:</text:p>
      <text:p text:style-name="P12"><text:tab/>$id=id&gt;0;</text:p>
      <text:p text:style-name="P12"/>
      <text:list xml:id="list30500543" text:continue-numbering="true" text:style-name="LS1">
        <text:list-item>
          <text:p text:style-name="P5">Quel est le role absolu du controller, et comment le rempli-t-il ?</text:p>
        </text:list-item>
      </text:list>
      <text:p text:style-name="P12">Son rôle absolu est de retourner une réponse, pour cela il se sert du modèle mvc (modèle view controler), en fonction des paramètres qu'il recoit depuis le routeur, il s'occupe de créer la logique de la réponse en utilisant le modèle pour récupérer les données et le contenu, et la vue lui permet de récupérer l'affichage de la page. La vue et le controler son différencier car cela permet à un designer par exemple de pouvoir modifier une vue sans devoir s'occuper de son controler.</text:p>
      <text:p text:style-name="P12"/>
      <text:list xml:id="list30514266" text:continue-numbering="true" text:style-name="LS1">
        <text:list-item>
          <text:p text:style-name="P5">Qu’est ce qu’un service, et quel intérêt de les utiliser ? </text:p>
        </text:list-item>
      </text:list>
      <text:p text:style-name="P12">Un service est un objet php qui remplit une fonction, à l'aide d'une configuration. Il peut être appeler n'importe où dans le code, l'intérêt d'utiliser un service est de ne pas coder plusieurs fois la même chose et des services peuvent être appeler entre eux si cela est necessaire à l'aide du conteneur de service qui s'occupe de gérer ce dont un service à besoin pour fonctionner.</text:p>
      <text:p text:style-name="P12"/>
      <text:list xml:id="list30516164" text:continue-numbering="true" text:style-name="LS1">
        <text:list-item>
          <text:p text:style-name="P5">Qu’est ce qu’est Composer ? </text:p>
        </text:list-item>
      </text:list>
      <text:p text:style-name="P12">Composer est un gestionnaire de librairies, il permet d'installer des librairies, de les mettre à jour,.. On ajoute d'ailleurs toutes nos librairies avec leur version dans le fichier composer.json. </text:p>
      <text:p text:style-name="P12"/>
      <text:list xml:id="list30518219" text:continue-numbering="true" text:style-name="LS1">
        <text:list-item>
          <text:p text:style-name="P3"><text:span text:style-name="T2">Quel est le nom de l’ORM livré avec Symfony ?</text:span></text:p>
        </text:list-item>
      </text:list>
      <text:p text:style-name="P12">L'ORM livré avec Symfony est Doctrine2</text:p>
      <text:p text:style-name="P12"/>
      <text:list xml:id="list30520341" text:continue-numbering="true" text:style-name="LS1">
        <text:list-item>
          <text:p text:style-name="P5">Que veut dire mapper une entité? </text:p>
        </text:list-item>
      </text:list>
      <text:p text:style-name="P12">C'est lui rajouter des annotations pour lui donner des paramètres, exemple c'est une colonne, son nom, son type.</text:p>
      <text:p text:style-name="P12"/>
      <text:list xml:id="list30509188" text:continue-numbering="true" text:style-name="LS1">
        <text:list-item>
          <text:p text:style-name="P10">A quoi sert l’EntityManager</text:p>
        </text:list-item>
      </text:list>
      <text:p text:style-name="P12"><text:soft-page-break/>L'entity manager s'occupe de tout ce qui concerne les entités et les relations avec la base de <text:s/>données, il peut tout gérer sauf récupérer une entité, c'est le repository qui s'en occupe. Il permet par exemple de persister une entité ce qui permet à Doctrine de savoir que c'est à lui de s'en occuper.</text:p>
      <text:p text:style-name="P12"/>
      <text:p text:style-name="P12"/>
      <text:list xml:id="list30513153" text:continue-numbering="true" text:style-name="LS1">
        <text:list-item>
          <text:p text:style-name="P5">Comment fait-on pour récupérer une entité ?</text:p>
          <text:list>
            <text:list-item>
              <text:p text:style-name="P5">Ecrivez un bout de code qui permet de récupérer un Post qui se trouve dans le bundle AppBundle et dont l’id est 42.</text:p>
            </text:list-item>
          </text:list>
        </text:list-item>
      </text:list>
      <text:p text:style-name="P12"/>
      <text:p text:style-name="P12">$id=42;</text:p>
      <text:p text:style-name="P12">$em-&gt;GetDoctrine()</text:p>
      <text:p text:style-name="P12">$em-&gt;GetManager()</text:p>
      <text:p text:style-name="P12">$em-&gt;GetRepository()</text:p>
      <text:p text:style-name="P12">$em-&gt;findPost($id)</text:p>
      <text:list xml:id="list30508327" text:continue-numbering="true" text:style-name="LS1">
        <text:list-item>
          <text:p text:style-name="P5">Comment fait-on pour sauvegarder une entité ? </text:p>
          <text:list>
            <text:list-item>
              <text:p text:style-name="P5">Modifiez la propriété “title” de cette entité en lui donnant la valeur “Toto à la mer” et sauvegardez là.</text:p>
            </text:list-item>
          </text:list>
        </text:list-item>
        <text:list-item>
          <text:p text:style-name="P3"><text:span text:style-name="T2">De quels objets a-t-on besoin pour construire un formulaire ?</text:span></text:p>
        </text:list-item>
      </text:list>
      <text:p text:style-name="P12">On a besoin d'un objet que l'on peut hydrater et on a besoin d'un formbuilder.</text:p>
      <text:p text:style-name="P12"/>
      <text:list xml:id="list30500122" text:continue-numbering="true" text:style-name="LS1">
        <text:list-item>
          <text:p text:style-name="P5">Expliquez les lignes de codes plus bas. </text:p>
        </text:list-item>
      </text:list>
      <text:p text:style-name="P12">Le code permet de verifier l'authentification d'un utilisateur, tout le monde à le droit d'accéder à l page mais si il n'est pas connecté il recoit un formulaire de connection, et si il est déjà connecté, il a un bouton de déconnection qui le ramène sur la page /blog.</text:p>
      <text:p text:style-name="P12"/>
      <text:list xml:id="list30515327" text:continue-numbering="true" text:style-name="LS1">
        <text:list-item>
          <text:p text:style-name="P5">Qu’est ce qu’un “LifeCycleCallBack” ?</text:p>
        </text:list-item>
      </text:list>
      <text:p text:style-name="P1">C'est ce qui permet de gérer des évenements avec Doctrine, on peut par exemple avant de persister une entité décider d'ajouter +1 à un compteur en utilisant le Prepersist, on peut faire également après avoir persister (Postpersist) avant ou après l'update (Preupdate,Postupdate),...</text:p>
      <text:p text:style-name="P1"><text:soft-page-break/><draw:frame draw:style-name="fr1" draw:name="Image1" text:anchor-type="as-char" svg:y="-20.574cm" svg:width="16.51cm" svg:height="6.773cm" draw:z-index="0"><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Standard" style:class="text">
      <style:paragraph-properties loext:contextual-spacing="false"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loext:contextual-spacing="false"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loext:contextual-spacing="false"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loext:contextual-spacing="false"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loext:contextual-spacing="false"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loext:contextual-spacing="false"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loext:contextual-spacing="false"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initial-creator/>
    <meta:editing-cycles>149</meta:editing-cycles>
    <dc:date>2018-12-06T10:31:20.79</dc:date>
    <meta:editing-duration>PT3H30M</meta:editing-duration>
    <meta:document-statistic meta:table-count="0" meta:image-count="1" meta:object-count="0" meta:page-count="4" meta:paragraph-count="54" meta:word-count="972" meta:character-count="5524"/>
  </office:meta>
</office:document-meta>
</file>